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401cm" fo:margin-left="-0.512cm" style:page-number="auto" table:align="left" style:writing-mode="lr-tb"/>
    </style:style>
    <style:style style:name="Table1.A" style:family="table-column">
      <style:table-column-properties style:column-width="7.138cm"/>
    </style:style>
    <style:style style:name="Table1.B" style:family="table-column">
      <style:table-column-properties style:column-width="10.262cm"/>
    </style:style>
    <style:style style:name="Table1.1" style:family="table-row">
      <style:table-row-properties style:min-row-height="3.12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1.2" style:family="table-row">
      <style:table-row-properties style:min-row-height="2.847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.3" style:family="table-row">
      <style:table-row-properties style:min-row-height="3.477cm" style:keep-together="true" fo:keep-together="auto"/>
    </style:style>
    <style:style style:name="Table1.4" style:family="table-row">
      <style:table-row-properties style:min-row-height="3.688cm" style:keep-together="true" fo:keep-together="auto"/>
    </style:style>
    <style:style style:name="Table1.5" style:family="table-row">
      <style:table-row-properties style:min-row-height="2.801cm" style:keep-together="true" fo:keep-together="auto"/>
    </style:style>
    <style:style style:name="Table1.6" style:family="table-row">
      <style:table-row-properties style:min-row-height="3.404cm" style:keep-together="true" fo:keep-together="auto"/>
    </style:style>
    <style:style style:name="Table1.7" style:family="table-row">
      <style:table-row-properties style:min-row-height="3.096cm" style:keep-together="true" fo:keep-together="auto"/>
    </style:style>
    <style:style style:name="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Standard">
      <style:text-properties style:font-name="Tahoma" style:font-name-complex="Tahoma"/>
    </style:style>
    <style:style style:name="P4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left="0.503cm" fo:margin-right="0cm" fo:text-indent="0cm" style:auto-text-indent="false" style:snap-to-layout-gri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left="0.503cm" fo:margin-right="0cm" fo:text-indent="0cm" style:auto-text-indent="false">
        <style:tab-stops>
          <style:tab-stop style:position="8.858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32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21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3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4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 style:list-style-name="WW8Num1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6" style:family="paragraph" style:parent-style-name="Standard" style:list-style-name="WW8Num2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7" style:family="paragraph" style:parent-style-name="Standard" style:list-style-name="WW8Num3">
      <style:paragraph-properties fo:margin-left="2.535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  <text:p text:style-name="P8">Day: 10<text:tab/>Date: <text:s/>27/02/2015 </text:p>
            <text:p text:style-name="P6"/>
            <text:p text:style-name="P9">Name:<text:tab/>Joseph Tierney<text:tab/>Work Experience days: 10</text:p>
            <text:p text:style-name="P10">Class:<text:tab/>Computer Science 1B<text:tab/>Dates: <text:s/>16/02/2015 – 27/02/2015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Work undertaken – list tasks:</text:p>
            <text:p text:style-name="P11"/>
          </table:table-cell>
          <table:table-cell table:style-name="Table1.A1" office:value-type="string">
            <text:p text:style-name="P5">Start of day procedure</text:p>
            <text:p text:style-name="P5">Banking</text:p>
            <text:p text:style-name="P5">Floor walk with manager</text:p>
            <text:p text:style-name="P5">Trading folder</text:p>
            <text:p text:style-name="P5">Store trading analysis training</text:p>
            <text:p text:style-name="P5">Best sellers by qty and Value training</text:p>
            <text:p text:style-name="P5">Used the trading analysis and best sellers to plan a floor move</text:p>
            <text:p text:style-name="P5">Negative stock</text:p>
            <text:p text:style-name="P5">Stationary request training</text:p>
            <text:p text:style-name="P5">Ordered stationary</text:p>
            <text:p text:style-name="P5">One on one with manager to discuss performance</text:p>
            <text:p text:style-name="P5">Processed sales</text:p>
            <text:p text:style-name="P5">Dealt with customers</text:p>
            <text:p text:style-name="P5">Used shop order summary throughout the day</text:p>
            <text:p text:style-name="P5">End of day procedure</text:p>
            <text:p text:style-name="P5"/>
          </table:table-cell>
        </table:table-row>
        <table:table-row table:style-name="Table1.3">
          <table:table-cell table:style-name="Table1.A2" office:value-type="string">
            <text:p text:style-name="P12">Existing skills improved upon:</text:p>
            <text:list xml:id="list5188477974434686100" text:style-name="WW8Num1">
              <text:list-item>
                <text:p text:style-name="P15">Practical skills</text:p>
              </text:list-item>
              <text:list-item>
                <text:p text:style-name="P15">Personal skills</text:p>
              </text:list-item>
              <text:list-item>
                <text:p text:style-name="P15">Interpersonal skills</text:p>
              </text:list-item>
            </text:list>
          </table:table-cell>
          <table:table-cell table:style-name="Table1.A1" office:value-type="string">
            <text:p text:style-name="P4"/>
            <text:p text:style-name="P4"/>
          </table:table-cell>
        </table:table-row>
        <table:table-row table:style-name="Table1.4">
          <table:table-cell table:style-name="Table1.A2" office:value-type="string">
            <text:p text:style-name="P12">New skills learned:</text:p>
            <text:list xml:id="list3839871465131063010" text:style-name="WW8Num2">
              <text:list-item>
                <text:p text:style-name="P16">Practical skills</text:p>
              </text:list-item>
              <text:list-item>
                <text:p text:style-name="P16">Personal skills</text:p>
              </text:list-item>
              <text:list-item>
                <text:p text:style-name="P16">Interpersonal skills</text:p>
              </text:list-item>
            </text:list>
          </table:table-cell>
          <table:table-cell table:style-name="Table1.A1" office:value-type="string">
            <text:p text:style-name="P5"/>
            <text:p text:style-name="P5"/>
          </table:table-cell>
        </table:table-row>
        <table:table-row table:style-name="Table1.5">
          <table:table-cell table:style-name="Table1.A2" office:value-type="string">
            <text:p text:style-name="P13">How work was handled:</text:p>
            <text:p text:style-name="P14"/>
            <text:p text:style-name="P14"/>
          </table:table-cell>
          <table:table-cell table:style-name="Table1.A1" office:value-type="string">
            <text:p text:style-name="P5"/>
          </table:table-cell>
        </table:table-row>
        <table:table-row table:style-name="Table1.6">
          <table:table-cell table:style-name="Table1.A2" office:value-type="string">
            <text:p text:style-name="P13">Challenges encountered:</text:p>
            <text:list xml:id="list4758019693354967219" text:style-name="WW8Num3">
              <text:list-item>
                <text:p text:style-name="P17">Personal challenges</text:p>
              </text:list-item>
              <text:list-item>
                <text:p text:style-name="P17">Work-related challenges</text:p>
              </text:list-item>
            </text:list>
          </table:table-cell>
          <table:table-cell table:style-name="Table1.A1" office:value-type="string">
            <text:p text:style-name="P5"/>
            <text:p text:style-name="P5"/>
          </table:table-cell>
        </table:table-row>
        <text:soft-page-break/>
        <table:table-row table:style-name="Table1.7">
          <table:table-cell table:style-name="Table1.A1" table:number-columns-spanned="2" office:value-type="string">
            <text:p text:style-name="P14">Other comments: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MP2" style:family="paragraph" style:parent-style-name="Header">
      <style:text-properties fo:font-size="4pt" style:font-size-asian="4pt" style:font-size-complex="4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Work Experience Diary<text:tab/>2015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y _ _ _ _</dc:title>
    <meta:initial-creator>pgarvan</meta:initial-creator>
    <meta:creation-date>2010-05-12T10:40:00</meta:creation-date>
    <dc:creator>Joey Tierney</dc:creator>
    <dc:date>2015-03-02T14:08:42.27</dc:date>
    <meta:editing-cycles>8</meta:editing-cycles>
    <meta:editing-duration>PT20M35S</meta:editing-duration>
    <meta:generator>OpenOffice/4.1.1$Win32 OpenOffice.org_project/411m6$Build-9775</meta:generator>
    <meta:document-statistic meta:table-count="1" meta:image-count="0" meta:object-count="0" meta:page-count="2" meta:paragraph-count="33" meta:word-count="132" meta:character-count="852"/>
  </office:meta>
</office:document-meta>
</file>